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15af22" officeooo:paragraph-rsid="0015af22"/>
    </style:style>
    <style:style style:name="P2" style:family="paragraph" style:parent-style-name="Standard">
      <style:text-properties style:font-name="Times New Roman" officeooo:rsid="0015af22" officeooo:paragraph-rsid="0015af22"/>
    </style:style>
    <style:style style:name="P3" style:family="paragraph" style:parent-style-name="Standard">
      <style:paragraph-properties fo:line-height="150%"/>
      <style:text-properties style:font-name="Times New Roman" fo:font-weight="bold" officeooo:rsid="0015af22" officeooo:paragraph-rsid="0015af22" style:font-weight-asian="bold" style:font-weight-complex="bold"/>
    </style:style>
    <style:style style:name="P4" style:family="paragraph" style:parent-style-name="Standard">
      <style:paragraph-properties fo:text-align="center" style:justify-single-word="false"/>
      <style:text-properties style:font-name="Times New Roman" fo:font-size="16pt" officeooo:rsid="0015af22" officeooo:paragraph-rsid="0015af22" style:font-size-asian="16pt" style:font-size-complex="16pt"/>
    </style:style>
    <style:style style:name="P5" style:family="paragraph" style:parent-style-name="Standard">
      <style:paragraph-properties fo:line-height="150%"/>
      <style:text-properties style:font-name="Times New Roman" fo:font-size="16pt" officeooo:rsid="0015af22" officeooo:paragraph-rsid="0015af22" style:font-size-asian="16pt" style:font-size-complex="16pt"/>
    </style:style>
    <style:style style:name="P6" style:family="paragraph" style:parent-style-name="Standard">
      <style:text-properties style:font-name="Times New Roman" fo:font-size="16pt" officeooo:rsid="0015af22" officeooo:paragraph-rsid="0015af22" style:font-size-asian="16pt" style:font-size-complex="16pt"/>
    </style:style>
    <style:style style:name="P7" style:family="paragraph" style:parent-style-name="Standard">
      <style:paragraph-properties fo:line-height="150%"/>
      <style:text-properties style:font-name="Times New Roman" fo:font-size="16pt" fo:font-weight="bold" officeooo:rsid="0015af22" officeooo:paragraph-rsid="0015af22"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Times New Roman" fo:font-size="20pt" officeooo:rsid="0015af22" officeooo:paragraph-rsid="0015af22" style:font-size-asian="20pt" style:font-size-complex="20pt"/>
    </style:style>
    <style:style style:name="P9" style:family="paragraph" style:parent-style-name="Preformatted_20_Text">
      <style:text-properties style:text-position="33% 80%" style:font-name="Times New Roman" fo:font-size="12pt" officeooo:rsid="001b05fa" officeooo:paragraph-rsid="001b05fa" style:font-size-asian="12pt" style:font-size-complex="12pt"/>
    </style:style>
    <style:style style:name="P10" style:family="paragraph" style:parent-style-name="Preformatted_20_Text">
      <style:text-properties style:font-name="Times New Roman"/>
    </style:style>
    <style:style style:name="P11" style:family="paragraph" style:parent-style-name="Preformatted_20_Text" style:master-page-name="">
      <loext:graphic-properties draw:fill="none"/>
      <style:paragraph-properties fo:margin-left="0.5in" fo:margin-right="0in" fo:margin-top="0in" fo:margin-bottom="0in" loext:contextual-spacing="false" fo:text-indent="-0.5in" style:auto-text-indent="false" style:page-number="auto" fo:background-color="transparent">
        <style:tab-stops>
          <style:tab-stop style:position="0.5in"/>
        </style:tab-stops>
      </style:paragraph-properties>
      <style:text-properties style:font-name="Times New Roman" fo:font-size="12pt" style:font-size-asian="12pt" style:font-size-complex="12pt"/>
    </style:style>
    <style:style style:name="P12"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5in"/>
        </style:tab-stops>
      </style:paragraph-properties>
      <style:text-properties style:font-name="Times New Roman" fo:font-size="12pt" style:font-size-asian="12pt" style:font-size-complex="12pt"/>
    </style:style>
    <style:style style:name="P13"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5in"/>
        </style:tab-stops>
      </style:paragraph-properties>
      <style:text-properties officeooo:paragraph-rsid="001b05fa"/>
    </style:style>
    <style:style style:name="P14"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5in"/>
        </style:tab-stops>
      </style:paragraph-properties>
      <style:text-properties officeooo:paragraph-rsid="001d5853"/>
    </style:style>
    <style:style style:name="P15"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5in"/>
        </style:tab-stops>
      </style:paragraph-properties>
      <style:text-properties officeooo:rsid="001d5853" officeooo:paragraph-rsid="001d5853"/>
    </style:style>
    <style:style style:name="P16" style:family="paragraph" style:parent-style-name="Text_20_body">
      <style:text-properties fo:font-variant="normal" fo:text-transform="none" fo:color="#000000" style:text-line-through-style="none" style:text-line-through-type="none" style:font-name="Times New Roman" fo:font-size="14pt" fo:font-style="normal" style:text-underline-style="none" fo:font-weight="bold" officeooo:rsid="0015af22" officeooo:paragraph-rsid="0015af22" style:text-blinking="false" fo:background-color="transparent"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style:font-name="Times New Roman" officeooo:rsid="0016ef69" officeooo:paragraph-rsid="001b80b1"/>
    </style:style>
    <style:style style:name="P18" style:family="paragraph" style:parent-style-name="Text_20_body">
      <style:paragraph-properties fo:text-align="justify" style:justify-single-word="false"/>
      <style:text-properties style:font-name="Times New Roman" officeooo:rsid="0016ef69" officeooo:paragraph-rsid="0016ef69"/>
    </style:style>
    <style:style style:name="P19" style:family="paragraph" style:parent-style-name="Text_20_body">
      <style:paragraph-properties fo:text-align="justify" style:justify-single-word="false"/>
      <style:text-properties style:font-name="Times New Roman" officeooo:rsid="001a453e" officeooo:paragraph-rsid="001a453e"/>
    </style:style>
    <style:style style:name="P20" style:family="paragraph" style:parent-style-name="Text_20_body">
      <style:paragraph-properties fo:text-align="justify" style:justify-single-word="false"/>
      <style:text-properties style:font-name="Times New Roman" officeooo:paragraph-rsid="0016ef69"/>
    </style:style>
    <style:style style:name="P21" style:family="paragraph" style:parent-style-name="Text_20_body">
      <style:paragraph-properties fo:break-before="page"/>
      <style:text-properties style:font-name="Times New Roman" fo:font-size="16pt" fo:font-weight="bold" style:font-size-asian="16pt" style:font-weight-asian="bold" style:font-size-complex="16pt" style:font-weight-complex="bold"/>
    </style:style>
    <style:style style:name="T1" style:family="text">
      <style:text-properties officeooo:rsid="0016ef69"/>
    </style:style>
    <style:style style:name="T2" style:family="text">
      <style:text-properties fo:font-style="italic" style:font-style-asian="italic" style:font-style-complex="italic"/>
    </style:style>
    <style:style style:name="T3" style:family="text">
      <style:text-properties officeooo:rsid="00184671"/>
    </style:style>
    <style:style style:name="T4" style:family="text">
      <style:text-properties officeooo:rsid="001a453e"/>
    </style:style>
    <style:style style:name="T5" style:family="text">
      <style:text-properties officeooo:rsid="001b05fa"/>
    </style:style>
    <style:style style:name="T6" style:family="text">
      <style:text-properties style:text-position="33% 80%" officeooo:rsid="001b05fa"/>
    </style:style>
    <style:style style:name="T7" style:family="text">
      <style:text-properties style:text-position="33% 80%" style:font-name="Times New Roman" officeooo:rsid="001b05fa"/>
    </style:style>
    <style:style style:name="T8" style:family="text">
      <style:text-properties style:text-position="33% 80%" style:font-name="Times New Roman" fo:font-size="12pt" officeooo:rsid="001b05fa" style:font-size-asian="12pt" style:font-size-complex="12pt"/>
    </style:style>
    <style:style style:name="T9" style:family="text">
      <style:text-properties style:font-name="Times New Roman" fo:font-size="12pt" officeooo:rsid="001b05fa" style:font-size-asian="12pt" style:font-size-complex="12pt"/>
    </style:style>
    <style:style style:name="T10" style:family="text">
      <style:text-properties style:font-name="Times New Roman" fo:font-size="12pt" officeooo:rsid="0016ef69" style:font-size-asian="12pt" style:font-size-complex="12pt"/>
    </style:style>
    <style:style style:name="T11" style:family="text">
      <style:text-properties officeooo:rsid="001b80b1"/>
    </style:style>
    <style:style style:name="T12" style:family="text">
      <style:text-properties style:text-position="0% 100%" officeooo:rsid="001b05fa"/>
    </style:style>
    <style:style style:name="T13" style:family="text">
      <style:text-properties style:text-position="0% 100%" style:font-name="Times New Roman" fo:font-size="12pt" style:font-size-asian="12pt" style:font-size-complex="12pt"/>
    </style:style>
    <style:style style:name="T14" style:family="text">
      <style:text-properties style:text-position="0% 100%" style:font-name="Times New Roman" fo:font-size="12pt" officeooo:rsid="001b05fa" style:font-size-asian="12pt" style:font-size-complex="12pt"/>
    </style:style>
    <style:style style:name="T15" style:family="text">
      <style:text-properties style:text-position="0% 100%" style:font-name="Times New Roman" fo:font-size="12pt" officeooo:rsid="001d5853" style:font-size-asian="12pt" style:font-size-complex="12pt"/>
    </style:style>
    <style:style style:name="T16" style:family="text">
      <style:text-properties style:text-position="0% 100%" style:font-name="Times New Roman" fo:font-size="12pt" fo:font-style="italic" officeooo:rsid="001b05fa" style:font-size-asian="12pt" style:font-style-asian="italic" style:font-size-complex="12pt" style:font-style-complex="italic"/>
    </style:style>
    <style:style style:name="T17" style:family="text">
      <style:text-properties style:text-position="0% 100%" style:font-name="Times New Roman" fo:font-size="12pt" fo:font-style="italic" style:font-size-asian="12pt" style:font-size-complex="12pt"/>
    </style:style>
    <style:style style:name="T18" style:family="text">
      <style:text-properties officeooo:rsid="001d5853"/>
    </style:style>
    <style:style style:name="T19" style:family="text">
      <style:text-properties fo:font-size="16pt" style:font-size-asian="16pt" style:font-size-complex="16pt"/>
    </style:style>
    <style:style style:name="T20" style:family="text">
      <style:text-properties officeooo:rsid="002028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8">Project</text:p>
      <text:p text:style-name="P4"/>
      <text:p text:style-name="P4"/>
      <text:p text:style-name="P4">November 10, 2016</text:p>
      <text:p text:style-name="P4"/>
      <text:p text:style-name="P4"/>
      <text:p text:style-name="P5">Name: Sergii Gladchuk</text:p>
      <text:p text:style-name="P5">Field: Bioinformatics</text:p>
      <text:p text:style-name="P5">Credits: 7.5 cr.</text:p>
      <text:p text:style-name="P5">Duration: 2016-10-14 – 2017-01-15, half time, <text:span text:style-name="T20">Christmas break</text:span></text:p>
      <text:p text:style-name="P6"/>
      <text:p text:style-name="P3"><text:span text:style-name="T19">Motif discovery and its analysis for WhiH (White H) transcription factor in Streptomyces</text:span></text:p>
      <text:p text:style-name="P7">Background</text:p>
      <text:p text:style-name="P20">WhiH is protein - transcriptional regulator, which controls late stages of sporulation and cell division in Streptomyces and other bacteria. Chromatin Immuno Precipitation follow<text:span text:style-name="T11">ed by</text:span> next generation sequencing (ChIP-seq) experiment was conducted to identify binding regions of WhiH to DNA. <text:s/>The output of this experiment is table with peak positions aligned to the S. venezuelae genome (Gen-Bank accession number NC_018750)[1] <text:span text:style-name="T4">and transcriptions data for the nearest genes</text:span>. The aim of the project is <text:span text:style-name="T1">to discover and analyze motif based on results of ChIP-seq experiments. I</text:span>dentifying a <text:span text:style-name="T11">main</text:span> motif in a large fraction of the peaks by motif analysis <text:span text:style-name="T11">can confirm</text:span> successful experiment <text:span text:style-name="T11">and </text:span>also identify the DNA-binding motifs of other proteins that bind in complex or in conjunction with the ChIPed protein, illuminating the mechanisms of transcriptional regulation.<text:span text:style-name="T5">[2]</text:span></text:p>
      <text:p text:style-name="P17">In the first part python script is used. <text:span text:style-name="T11">It takes peaks from ChIP-seq table and S. venezuelae genome as input and produces fasta file with </text:span>regions of DNA around most significant peaks. <text:span text:style-name="T11">Then this fasta file is </text:span>input into MEME web-service for motif discovery <text:span text:style-name="T18">[3]</text:span>:</text:p>
      <text:p text:style-name="P18"><text:s/>http://meme-suite.org/tools/meme-chip</text:p>
      <text:p text:style-name="P18"><text:span text:style-name="T11">A</text:span>nalysis and description of discovered motifs is done based on <text:span text:style-name="T4">MEME</text:span> output. Depending on it<text:span text:style-name="T11">s outcome</text:span> selection of peaks can be modified.</text:p>
      <text:p text:style-name="P19">After best motif selection further correlation with transcriptomics data can be evaluated. </text:p>
      <text:p text:style-name="P20"><text:span text:style-name="T1">On later stage motif abundance in genome can be analyses (overall specificity of discovered motif). One of possible ways is to convert motif into HMR (Hidden Markov Model) and obtain statistical data on total specificity of WhiH protein in genome [4]. Also other ways might be discovered during project execution.</text:span></text:p>
      <text:p text:style-name="P21">References</text:p>
      <text:p text:style-name="P11"><text:span text:style-name="T1">[1]<text:tab/></text:span>Pullan,S.T., Chandra,G., Bibb,M.J. and Merrick,M.: Genome-wide analysis of the role of GlnR in Streptomyces venezuelae provides new insights into global nitrogen regulation in actinomycetes. <text:span text:style-name="T2">BMC Genomics</text:span> 12, 175 (2011)</text:p>
      <text:p text:style-name="P12"/>
      <text:p text:style-name="P13"><text:span text:style-name="T10">[2]<text:tab/></text:span><text:span text:style-name="T14">Timothy Bailey, Pawel Krajewski, Istvan Ladunga, Celine Lefebvre, Qunhua Li, Tao Liu, Pedro Madrigal, Cenny Taslim, and Jie Zhang7: Practical Guidelines for the Comprehensive Analysis of ChIP-seq Data. </text:span><text:a xlink:type="simple" xlink:href="https://www.ncbi.nlm.nih.gov/pmc/articles/PMC3828144/#" text:style-name="Internet_20_link" text:visited-style-name="Visited_20_Internet_20_Link"><text:span text:style-name="T16">PLoS Comput Biol</text:span></text:a><text:span text:style-name="T14">. 2013 Nov; 9(11): e1003326.</text:span></text:p>
      <text:p text:style-name="P13"><text:span text:style-name="T14"/></text:p>
      <text:p text:style-name="P14"><text:span text:style-name="T14">[</text:span><text:span text:style-name="T15">3]<text:tab/></text:span><text:span text:style-name="T13">Timothy L. Bailey, Mikael Bodén, Fabian A. Buske, Martin Frith, Charles E. Grant, Luca Clementi, Jingyuan Ren, Wilfred W. Li, William S. Noble, "MEME SUITE: tools for motif discovery and searching", </text:span><text:span text:style-name="T17">Nucleic Acids Research</text:span><text:span text:style-name="T13">, 37:W202-W208, 2009.</text:span></text:p>
      <text:p text:style-name="P14"><text:span text:style-name="T15"/></text:p>
      <text:p text:style-name="P15"><text:span text:style-name="T15">[</text:span><text:span text:style-name="T13">4]<text:tab/>asdfsadf</text:span></text:p>
      <text:p text:style-name="P9"/>
      <text:p text:style-name="P10"/>
      <text:p text:style-name="P16"/>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5:38:22.059930985</meta:creation-date>
    <dc:date>2016-11-08T16:33:11.112814967</dc:date>
    <meta:editing-duration>PT8M58S</meta:editing-duration>
    <meta:editing-cycles>4</meta:editing-cycles>
    <meta:generator>LibreOffice/5.1.4.2$Linux_X86_64 LibreOffice_project/10m0$Build-2</meta:generator>
    <meta:document-statistic meta:table-count="0" meta:image-count="0" meta:object-count="0" meta:page-count="2" meta:paragraph-count="19" meta:word-count="397" meta:character-count="2687" meta:non-whitespace-character-count="2305"/>
  </office:meta>
</office:document-meta>
</file>